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f9b8" officeooo:paragraph-rsid="000ff9b8"/>
    </style:style>
    <style:style style:name="P2" style:family="paragraph" style:parent-style-name="Standard">
      <style:text-properties fo:color="#800000" officeooo:rsid="00144508" officeooo:paragraph-rsid="00144508"/>
    </style:style>
    <style:style style:name="P3" style:family="paragraph" style:parent-style-name="Standard">
      <style:text-properties fo:color="#800000" officeooo:rsid="0016f71c" officeooo:paragraph-rsid="0015625f"/>
    </style:style>
    <style:style style:name="P4" style:family="paragraph" style:parent-style-name="Standard">
      <style:text-properties fo:color="#800000" officeooo:rsid="00124212" officeooo:paragraph-rsid="00124212"/>
    </style:style>
    <style:style style:name="P5" style:family="paragraph" style:parent-style-name="Standard">
      <style:text-properties fo:color="#800000" fo:font-size="12pt" officeooo:rsid="00124212" officeooo:paragraph-rsid="002bfcc0" style:font-size-asian="12pt" style:font-size-complex="12pt"/>
    </style:style>
    <style:style style:name="P6" style:family="paragraph" style:parent-style-name="Standard">
      <style:text-properties fo:color="#000000" officeooo:rsid="001301d0" officeooo:paragraph-rsid="001301d0"/>
    </style:style>
    <style:style style:name="P7" style:family="paragraph" style:parent-style-name="Standard">
      <style:text-properties fo:color="#000000" officeooo:rsid="00148a0c" officeooo:paragraph-rsid="00148a0c"/>
    </style:style>
    <style:style style:name="P8" style:family="paragraph" style:parent-style-name="Standard">
      <style:text-properties fo:color="#000000" officeooo:rsid="0015625f" officeooo:paragraph-rsid="0015625f"/>
    </style:style>
    <style:style style:name="P9" style:family="paragraph" style:parent-style-name="Standard">
      <style:text-properties fo:color="#000000" officeooo:rsid="00198cac" officeooo:paragraph-rsid="00198cac"/>
    </style:style>
    <style:style style:name="P10" style:family="paragraph" style:parent-style-name="Standard">
      <style:text-properties fo:color="#000000" officeooo:rsid="001ec7bd" officeooo:paragraph-rsid="001ec7bd"/>
    </style:style>
    <style:style style:name="P11" style:family="paragraph" style:parent-style-name="Standard">
      <style:text-properties fo:color="#000000" officeooo:rsid="0026773e" officeooo:paragraph-rsid="0026773e"/>
    </style:style>
    <style:style style:name="P12" style:family="paragraph" style:parent-style-name="Standard">
      <style:text-properties fo:color="#000000" officeooo:rsid="0023e61a" officeooo:paragraph-rsid="00198cac"/>
    </style:style>
    <style:style style:name="P13" style:family="paragraph" style:parent-style-name="Standard">
      <style:text-properties fo:color="#000000" fo:font-size="12pt" officeooo:rsid="0023a64b" officeooo:paragraph-rsid="002bfcc0" style:font-size-asian="12pt" style:font-size-complex="12pt"/>
    </style:style>
    <style:style style:name="P14" style:family="paragraph" style:parent-style-name="Standard">
      <style:text-properties fo:color="#ff0000" officeooo:rsid="00148a0c" officeooo:paragraph-rsid="00148a0c"/>
    </style:style>
    <style:style style:name="P15" style:family="paragraph" style:parent-style-name="Standard">
      <style:text-properties fo:color="#ff0000" officeooo:rsid="00148a0c" officeooo:paragraph-rsid="0015625f"/>
    </style:style>
    <style:style style:name="P16" style:family="paragraph" style:parent-style-name="Standard">
      <style:text-properties fo:color="#ff0000" officeooo:rsid="001aeef9" officeooo:paragraph-rsid="001aeef9"/>
    </style:style>
    <style:style style:name="P17" style:family="paragraph" style:parent-style-name="Standard">
      <style:text-properties fo:color="#ff0000" officeooo:rsid="002084a9" officeooo:paragraph-rsid="00206b35"/>
    </style:style>
    <style:style style:name="P18" style:family="paragraph" style:parent-style-name="Standard">
      <style:text-properties fo:color="#ff0000" style:font-name="Trebuchet MS" officeooo:rsid="0026773e" officeooo:paragraph-rsid="0026773e" style:font-name-asian="Trebuchet MS" style:font-name-complex="Trebuchet MS"/>
    </style:style>
    <style:style style:name="P19" style:family="paragraph" style:parent-style-name="Standard">
      <style:text-properties fo:color="#00b050" style:font-name="Trebuchet MS" fo:font-size="9pt" officeooo:paragraph-rsid="0026773e" style:font-size-asian="9pt" style:font-name-complex="Trebuchet MS" style:font-size-complex="9pt"/>
    </style:style>
    <style:style style:name="P20" style:family="paragraph" style:parent-style-name="Standard">
      <style:text-properties style:font-name="Trebuchet MS" officeooo:paragraph-rsid="002115e6" style:font-name-complex="Trebuchet MS"/>
    </style:style>
    <style:style style:name="P21" style:family="paragraph" style:parent-style-name="Standard">
      <style:text-properties style:font-name="Trebuchet MS" officeooo:paragraph-rsid="0026773e" style:font-name-complex="Trebuchet MS"/>
    </style:style>
    <style:style style:name="P22" style:family="paragraph" style:parent-style-name="Standard">
      <style:text-properties style:font-name="Trebuchet MS" fo:font-weight="bold" officeooo:paragraph-rsid="0021e8c3" style:font-weight-asian="bold" style:font-name-complex="Trebuchet MS"/>
    </style:style>
    <style:style style:name="P23" style:family="paragraph" style:parent-style-name="Standard">
      <style:text-properties officeooo:paragraph-rsid="002115e6"/>
    </style:style>
    <style:style style:name="P24" style:family="paragraph" style:parent-style-name="Standard">
      <style:paragraph-properties fo:text-align="justify" style:justify-single-word="false"/>
      <style:text-properties officeooo:paragraph-rsid="0021e8c3"/>
    </style:style>
    <style:style style:name="P25" style:family="paragraph" style:parent-style-name="Standard">
      <style:text-properties fo:color="#008000" style:font-name="Trebuchet MS" officeooo:paragraph-rsid="0021e8c3" style:font-name-complex="Trebuchet MS"/>
    </style:style>
    <style:style style:name="P26" style:family="paragraph" style:parent-style-name="Standard">
      <style:text-properties fo:color="#008000" style:font-name="Trebuchet MS" officeooo:paragraph-rsid="0022aa82" style:font-name-complex="Trebuchet MS"/>
    </style:style>
    <style:style style:name="P27" style:family="paragraph" style:parent-style-name="Standard">
      <style:text-properties officeooo:paragraph-rsid="0021e8c3"/>
    </style:style>
    <style:style style:name="P28" style:family="paragraph" style:parent-style-name="Standard">
      <style:text-properties officeooo:paragraph-rsid="0022aa82"/>
    </style:style>
    <style:style style:name="P29" style:family="paragraph" style:parent-style-name="Standard">
      <style:text-properties officeooo:paragraph-rsid="0026773e"/>
    </style:style>
    <style:style style:name="P30" style:family="paragraph" style:parent-style-name="Standard">
      <style:text-properties fo:font-size="12pt" officeooo:rsid="00277e71" officeooo:paragraph-rsid="002bfcc0" style:font-size-asian="12pt" style:font-size-complex="12pt"/>
    </style:style>
    <style:style style:name="P31" style:family="paragraph" style:parent-style-name="Standard">
      <style:text-properties fo:font-size="12pt" officeooo:rsid="00220057" officeooo:paragraph-rsid="002bfcc0" style:font-size-asian="12pt" style:font-size-complex="12pt"/>
    </style:style>
    <style:style style:name="P32" style:family="paragraph" style:parent-style-name="Standard">
      <style:text-properties fo:font-size="12pt" officeooo:rsid="0001951a" officeooo:paragraph-rsid="002bfcc0" style:font-size-asian="12pt" style:font-size-complex="12pt"/>
    </style:style>
    <style:style style:name="P33" style:family="paragraph" style:parent-style-name="Standard">
      <style:text-properties fo:font-size="12pt" officeooo:rsid="000226ff" officeooo:paragraph-rsid="002bfcc0" style:font-size-asian="12pt" style:font-size-complex="12pt"/>
    </style:style>
    <style:style style:name="P34" style:family="paragraph" style:parent-style-name="Standard">
      <style:text-properties fo:font-size="12pt" officeooo:rsid="002475df" officeooo:paragraph-rsid="002bfcc0" style:font-size-asian="12pt" style:font-size-complex="12pt"/>
    </style:style>
    <style:style style:name="P35" style:family="paragraph" style:parent-style-name="Standard">
      <style:text-properties fo:font-size="12pt" officeooo:rsid="0023a64b" officeooo:paragraph-rsid="002bfcc0" style:font-size-asian="12pt" style:font-size-complex="12pt"/>
    </style:style>
    <style:style style:name="P36" style:family="paragraph" style:parent-style-name="Standard">
      <style:text-properties fo:font-size="12pt" officeooo:rsid="002490cf" officeooo:paragraph-rsid="002bfcc0" style:font-size-asian="12pt" style:font-size-complex="12pt"/>
    </style:style>
    <style:style style:name="P37" style:family="paragraph" style:parent-style-name="Standard">
      <style:text-properties fo:font-size="12pt" officeooo:rsid="0027d3b9" officeooo:paragraph-rsid="002bfcc0" style:font-size-asian="12pt" style:font-size-complex="12pt"/>
    </style:style>
    <style:style style:name="P38" style:family="paragraph" style:parent-style-name="Standard">
      <style:text-properties fo:font-size="12pt" officeooo:paragraph-rsid="002bfcc0" style:font-size-asian="12pt" style:font-size-complex="12pt"/>
    </style:style>
    <style:style style:name="P39" style:family="paragraph" style:parent-style-name="Standard">
      <style:text-properties fo:color="#ce181e" fo:font-size="12pt" officeooo:rsid="00259170" officeooo:paragraph-rsid="002bfcc0" style:font-size-asian="12pt" style:font-size-complex="12pt"/>
    </style:style>
    <style:style style:name="P40" style:family="paragraph" style:parent-style-name="Standard">
      <style:text-properties fo:color="#ce181e" fo:font-size="12pt" officeooo:paragraph-rsid="002bfcc0" style:font-size-asian="12pt" style:font-size-complex="12pt"/>
    </style:style>
    <style:style style:name="P41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paragraph-rsid="002bfcc0" style:font-size-asian="12pt" style:font-size-complex="12pt"/>
    </style:style>
    <style:style style:name="P42" style:family="paragraph" style:parent-style-name="Text_20_body" style:list-style-name="L1">
      <style:paragraph-properties fo:margin-left="0.529cm" fo:margin-right="0.529cm" fo:margin-top="0.265cm" fo:margin-bottom="0.265cm" loext:contextual-spacing="false" style:line-height-at-least="0.37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paragraph-rsid="002bfcc0" style:font-size-asian="12pt" style:font-size-complex="12pt"/>
    </style:style>
    <style:style style:name="P43" style:family="paragraph" style:parent-style-name="Text_20_body" style:list-style-name="L1">
      <style:paragraph-properties fo:margin-left="0.529cm" fo:margin-right="0.529cm" fo:margin-top="0.265cm" fo:margin-bottom="0.265cm" loext:contextual-spacing="false" style:line-height-at-least="0.37cm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2490cf" officeooo:paragraph-rsid="002bfcc0" style:font-size-asian="12pt" style:font-size-complex="12pt"/>
    </style:style>
    <style:style style:name="T1" style:family="text">
      <style:text-properties officeooo:rsid="00124212"/>
    </style:style>
    <style:style style:name="T2" style:family="text">
      <style:text-properties fo:color="#000000"/>
    </style:style>
    <style:style style:name="T3" style:family="text">
      <style:text-properties fo:color="#000000" officeooo:rsid="00144508"/>
    </style:style>
    <style:style style:name="T4" style:family="text">
      <style:text-properties fo:color="#000000" officeooo:rsid="001301d0"/>
    </style:style>
    <style:style style:name="T5" style:family="text">
      <style:text-properties officeooo:rsid="00148a0c"/>
    </style:style>
    <style:style style:name="T6" style:family="text">
      <style:text-properties officeooo:rsid="0015625f"/>
    </style:style>
    <style:style style:name="T7" style:family="text">
      <style:text-properties officeooo:rsid="00198cac"/>
    </style:style>
    <style:style style:name="T8" style:family="text">
      <style:text-properties officeooo:rsid="002084a9"/>
    </style:style>
    <style:style style:name="T9" style:family="text">
      <style:text-properties style:font-name="Trebuchet MS" style:font-name-complex="Trebuchet MS"/>
    </style:style>
    <style:style style:name="T10" style:family="text">
      <style:text-properties style:font-name="Trebuchet MS" officeooo:rsid="002115e6" style:font-name-complex="Trebuchet MS"/>
    </style:style>
    <style:style style:name="T11" style:family="text">
      <style:text-properties style:font-name="Trebuchet MS" officeooo:rsid="0021e8c3" style:font-name-complex="Trebuchet MS"/>
    </style:style>
    <style:style style:name="T12" style:family="text">
      <style:text-properties style:font-name="Trebuchet MS" officeooo:rsid="0022aa82" style:font-name-complex="Trebuchet MS"/>
    </style:style>
    <style:style style:name="T13" style:family="text">
      <style:text-properties style:font-name="Trebuchet MS" officeooo:rsid="002bfcc0" style:font-name-complex="Trebuchet MS"/>
    </style:style>
    <style:style style:name="T14" style:family="text">
      <style:text-properties officeooo:rsid="0025d100"/>
    </style:style>
    <style:style style:name="T15" style:family="text">
      <style:text-properties officeooo:rsid="002a996d"/>
    </style:style>
    <style:style style:name="T16" style:family="text">
      <style:text-properties officeooo:rsid="002bfcc0"/>
    </style:style>
    <style:style style:name="T17" style:family="text">
      <style:text-properties officeooo:rsid="0035a825"/>
    </style:style>
    <style:style style:name="T18" style:family="text">
      <style:text-properties officeooo:rsid="00277e71"/>
    </style:style>
    <style:style style:name="T19" style:family="text">
      <style:text-properties fo:color="#800000" officeooo:rsid="00144508"/>
    </style:style>
    <style:style style:name="T20" style:family="text">
      <style:text-properties officeooo:rsid="00220057"/>
    </style:style>
    <style:style style:name="T21" style:family="text">
      <style:text-properties officeooo:rsid="002475df"/>
    </style:style>
    <style:style style:name="T22" style:family="text">
      <style:text-properties officeooo:rsid="002f7e6f"/>
    </style:style>
    <style:style style:name="T23" style:family="text">
      <style:text-properties officeooo:rsid="0027d3b9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S <text:span text:style-name="T15">INICIALES </text:span>PL/SQL</text:p>
      <text:p text:style-name="P1"/>
      <text:p text:style-name="P38">1<text:span text:style-name="T18">)</text:span> Codificar un bloque anónimo que visualice el empleado (nombre, apellido sueldo) que tenga el</text:p>
      <text:p text:style-name="P38">sueldo mayor. Realizar todas las comprobaciones posibles, es decir, si hay más de un empleado con</text:p>
      <text:p text:style-name="P38">ese sueldo se visualizará un mensaje “Hay xx empleados con sueldo yy”</text:p>
      <text:p text:style-name="P5"/>
      <text:p text:style-name="P30">2) <text:span text:style-name="T3">Visualizar <text:s/>el nombre del departamento, el código y el número de empleados del departamento que tenga más de 4 empleados.</text:span><text:span text:style-name="T19"> </text:span></text:p>
      <text:p text:style-name="P38"/>
      <text:p text:style-name="P38"><text:span text:style-name="T20">3) </text:span><text:span text:style-name="T4">Visualizar el departamento (nombre, dept_no) que tiene mayor numero de empleados.</text:span></text:p>
      <text:p text:style-name="P31"/>
      <text:p text:style-name="P31">–<text:span text:style-name="T21"> PREVIO LÍNEA DE COMANDOS :</text:span></text:p>
      <text:p text:style-name="P32">Visualizar el departamento (nombre, dept_no) que tiene mayor numero de empleados.</text:p>
      <text:p text:style-name="P32"/>
      <text:p text:style-name="P33">/*</text:p>
      <text:p text:style-name="P33">select dept_no from emple group by dept_no having count(*) IN(</text:p>
      <text:p text:style-name="P33">select count(*) from emple group by dept_no having count(*) &gt;=all(</text:p>
      <text:p text:style-name="P33"/>
      <text:p text:style-name="P33">select dept_no from emple group by dept_no having count(*) IN(</text:p>
      <text:p text:style-name="P33">select count(*) from emple group by dept_no having count(*) &gt;=all(</text:p>
      <text:p text:style-name="P34">select count(*) from emple group by dept_no)));</text:p>
      <text:p text:style-name="P34"/>
      <text:p text:style-name="P34">*/</text:p>
      <text:p text:style-name="P40"/>
      <text:p text:style-name="P13">4) <text:span text:style-name="T21">(SÓLO EN ORACLE) </text:span></text:p>
      <text:p text:style-name="P13">SELECT DISTINCT D.DEPT_NO,DNOMBRE,COUNT(EMP_NO) FROM EMPLE E, DEPART D WHERE </text:p>
      <text:p text:style-name="P13">d.dept_no=e.dept_no(+) GROUP BY D.DEPT_NO,DNOMBRE;</text:p>
      <text:p text:style-name="P31"/>
      <text:p text:style-name="P35">5) <text:s/>Visualizar el numero de empleados de cada departamento incluyendo los que no tienen empleados. (línea de comandos)</text:p>
      <text:p text:style-name="P31"/>
      <text:p text:style-name="P31"/>
      <text:p text:style-name="P36">6) <text:s/>El número máximo de empleados que hay en algún departamentos,</text:p>
      <text:p text:style-name="P36"/>
      <text:p text:style-name="P36">7<text:span text:style-name="T18">)</text:span> El número máximo de empleados que hay en algún departamentos, junto con el nombre del mismo. <text:span text:style-name="T22">(Igual que el 3).</text:span></text:p>
      <text:p text:style-name="P39"/>
      <text:p text:style-name="P37">8<text:span text:style-name="T16">)</text:span> Visualizar todos los datos del departamento ‘Investigacion’.</text:p>
      <text:p text:style-name="P37"/>
      <text:p text:style-name="P37"/>
      <text:p text:style-name="P41"><text:span text:style-name="T23">9) A</text:span>ceptar tres valores que correspondan al número, nombre y localidad de un departamento.<text:line-break/>Realizar un bloque PL/SQL que inserte en la tabla DEPT los valores aceptados. Controlar los siguientes errores:</text:p>
      <text:list xml:id="list2994638984055014692" text:style-name="L1">
        <text:list-item>
          <text:list>
            <text:list-item>
              <text:p text:style-name="P42">Si el departamento ya existe, insertar en la tabla <text:span text:style-name="T17">MENSAJES_ERROR</text:span> un <text:span text:style-name="T17">mensaje apropiado.</text:span></text:p>
            </text:list-item>
            <text:list-item>
              <text:p text:style-name="P43">Si se producen otros errores, insertar en la tabla <text:span text:style-name="T17">MENSAJES_ERROR</text:span> el número y el mensaje del error producido.</text:p>
            </text:list-item>
          </text:list>
        </text:list-item>
      </text:list>
      <text:p text:style-name="P9"/>
      <text:p text:style-name="P9"><text:soft-page-break/><text:span text:style-name="T16">10</text:span>.- Se lee un numero por teclado y se visualiza si es un 1 =&gt; lunes ...7=&gt; domingo, en otro caso error</text:p>
      <text:p text:style-name="P16"/>
      <text:p text:style-name="P23"><text:span text:style-name="T13">11</text:span><text:span text:style-name="T9">.- <text:s/>Realizar un bloque </text:span><text:span text:style-name="T10">anónimo</text:span><text:span text:style-name="T9"> que calcule el importe de una factura sabiendo que el IVA a aplicar es del 12% y que si el importe bruto de la factura es superior a 50.000 € se debe realizar un descuento del 5%.</text:span></text:p>
      <text:p text:style-name="P20"/>
      <text:p text:style-name="P24"><text:span text:style-name="T11">1</text:span><text:span text:style-name="T13">2</text:span><text:span text:style-name="T9">.- <text:s/>Realizar un bloque pl/sql que nos pida un valor numérico por teclado y nos diga si dicho número es primo o no. Un número es primo si solo es divisible por el mismo y por la unidad.</text:span></text:p>
      <text:p text:style-name="P22"/>
      <text:p text:style-name="P27"><text:span text:style-name="T11">1</text:span><text:span text:style-name="T13">3</text:span><text:span text:style-name="T9">.- Realizar un bloque pl/sql que nos pida2 valores numéricos enteros por teclado y calcule la multiplicación <text:s/>de dichos números por sumas sucesivas.</text:span></text:p>
      <text:p text:style-name="P25"/>
      <text:p text:style-name="P28"><text:span text:style-name="T12">1</text:span><text:span text:style-name="T13">4</text:span><text:span text:style-name="T9">.- Realizar un bloque pl/sql que nos pida dos números <text:s/>enteros por teclado y calcule su división por restas sucesivas.</text:span></text:p>
      <text:p text:style-name="P26"/>
      <text:p text:style-name="P12">1<text:span text:style-name="T16">5</text:span>.- Hallar el factorial de un numero leído por teclado.</text:p>
      <text:p text:style-name="P10"/>
      <text:p text:style-name="P10"><text:span text:style-name="T14">16.- </text:span>Visualizar los números entre dos números a y b leídos <text:span text:style-name="T8">(Con todos lo tipos de bucles).</text:span></text:p>
      <text:p text:style-name="P17"/>
      <text:p text:style-name="P11">1<text:span text:style-name="T16">7</text:span>.- <text:span text:style-name="T9">Realizar un bloque pl/sql que calcule la suma de los números enteros hasta un número dado introducido por el usuario</text:span></text:p>
      <text:p text:style-name="P19"/>
      <text:p text:style-name="P29"><text:span text:style-name="T9">1</text:span><text:span text:style-name="T13">8</text:span><text:span text:style-name="T9">.- <text:s/>Realizar un bloque pl/sql que calcule las tablas de multiplicar del 1 al </text:span><text:span text:style-name="T13">10 en un cuadrado.</text:span></text:p>
      <text:p text:style-name="P21"/>
      <text:p text:style-name="P18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21:50:19.873914271</meta:creation-date>
    <dc:date>2019-03-22T10:34:01.935664250</dc:date>
    <meta:editing-duration>PT3H16M41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494" meta:character-count="2956" meta:non-whitespace-character-count="2484"/>
  </office:meta>
</office:document-meta>
</file>